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47.66mm"/>
    </style:style>
    <style:style style:name="co6" style:family="table-column">
      <style:table-column-properties fo:break-before="auto" style:column-width="52.41mm"/>
    </style:style>
    <style:style style:name="co7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80.36mm"/>
    </style:style>
    <style:style style:name="co10" style:family="table-column">
      <style:table-column-properties fo:break-before="auto" style:column-width="12.35mm"/>
    </style:style>
    <style:style style:name="co14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29.53mm"/>
    </style:style>
    <style:style style:name="co16" style:family="table-column">
      <style:table-column-properties fo:break-before="auto" style:column-width="67.13mm"/>
    </style:style>
    <style:style style:name="co17" style:family="table-column">
      <style:table-column-properties fo:break-before="auto" style:column-width="24.96mm"/>
    </style:style>
    <style:style style:name="co18" style:family="table-column">
      <style:table-column-properties fo:break-before="auto" style:column-width="24.43mm"/>
    </style:style>
    <style:style style:name="co19" style:family="table-column">
      <style:table-column-properties fo:break-before="auto" style:column-width="120.3mm"/>
    </style:style>
    <style:style style:name="co20" style:family="table-column">
      <style:table-column-properties fo:break-before="auto" style:column-width="65.79mm"/>
    </style:style>
    <style:style style:name="co21" style:family="table-column">
      <style:table-column-properties fo:break-before="auto" style:column-width="92.52mm"/>
    </style:style>
    <style:style style:name="co22" style:family="table-column">
      <style:table-column-properties fo:break-before="auto" style:column-width="50.69mm"/>
    </style:style>
    <style:style style:name="co23" style:family="table-column">
      <style:table-column-properties fo:break-before="auto" style:column-width="28.06mm"/>
    </style:style>
    <style:style style:name="co24" style:family="table-column">
      <style:table-column-properties fo:break-before="auto" style:column-width="35.07mm"/>
    </style:style>
    <style:style style:name="co25" style:family="table-column">
      <style:table-column-properties fo:break-before="auto" style:column-width="27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Arial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Ari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/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Arial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5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3" office:value-type="string" calcext:value-type="string">
            <text:p>Route</text:p>
          </table:table-cell>
          <table:table-cell table:style-name="ce13" office:value-type="string" calcext:value-type="string">
            <text:p>Pathway</text:p>
          </table:table-cell>
          <table:table-cell table:style-name="ce14" office:value-type="string" calcext:value-type="string">
            <text:p>StartYear</text:p>
          </table:table-cell>
          <table:table-cell table:style-name="ce14" office:value-type="string" calcext:value-type="string">
            <text:p>EndYear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AO</text:p>
          </table:table-cell>
          <table:table-cell table:style-name="ce13" office:value-type="string" calcext:value-type="string">
            <text:p>Verified</text:p>
          </table:table-cell>
          <table:table-cell table:style-name="ce13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ecialism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ce15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3" office:value-type="string" calcext:value-type="string">
            <text:p>Route</text:p>
          </table:table-cell>
          <table:table-cell table:style-name="ce13" office:value-type="string" calcext:value-type="string">
            <text:p>Pathway</text:p>
          </table:table-cell>
          <table:table-cell table:style-name="ce13" office:value-type="string" calcext:value-type="string">
            <text:p>Specialisms</text:p>
          </table:table-cell>
          <table:table-cell table:style-name="ce14" office:value-type="string" calcext:value-type="string">
            <text:p>StartYear</text:p>
          </table:table-cell>
          <table:table-cell table:style-name="ce14" office:value-type="string" calcext:value-type="string">
            <text:p>EndYear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AO</text:p>
          </table:table-cell>
          <table:table-cell table:style-name="ce13" office:value-type="string" calcext:value-type="string">
            <text:p>MAR</text:p>
          </table:table-cell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TCode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1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2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3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4</text:p>
          </table:table-cell>
          <table:table-cell office:value-type="string" calcext:value-type="string">
            <text:p>t01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5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6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DBS, Safeguarding, Food and Hygiene</text:p>
          </table:table-cell>
          <table:table-cell office:value-type="string" calcext:value-type="string">
            <text:p>s07</text:p>
          </table:table-cell>
          <table:table-cell office:value-type="string" calcext:value-type="string">
            <text:p>t02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  <table:table-cell/>
          <table:table-cell office:value-type="string" calcext:value-type="string">
            <text:p>s08</text:p>
          </table:table-cell>
          <table:table-cell office:value-type="string" calcext:value-type="string">
            <text:p>t0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09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t04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CSCS card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t0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2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3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4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5</text:p>
          </table:table-cell>
          <table:table-cell office:value-type="string" calcext:value-type="string">
            <text:p>t06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6</text:p>
          </table:table-cell>
          <table:table-cell office:value-type="string" calcext:value-type="string">
            <text:p>t07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7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8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29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0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1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2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3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4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5</text:p>
          </table:table-cell>
          <table:table-cell office:value-type="string" calcext:value-type="string">
            <text:p>t08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6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7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8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39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0</text:p>
          </table:table-cell>
          <table:table-cell office:value-type="string" calcext:value-type="string">
            <text:p>t09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1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2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3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  <table:table-cell/>
          <table:table-cell office:value-type="string" calcext:value-type="string">
            <text:p>s44</text:p>
          </table:table-cell>
          <table:table-cell office:value-type="string" calcext:value-type="string">
            <text:p>t10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5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6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7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8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49</text:p>
          </table:table-cell>
          <table:table-cell office:value-type="string" calcext:value-type="string">
            <text:p>t11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0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1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2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3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4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  <table:table-cell/>
          <table:table-cell office:value-type="string" calcext:value-type="string">
            <text:p>s55</text:p>
          </table:table-cell>
          <table:table-cell office:value-type="string" calcext:value-type="string">
            <text:p>t13</text:p>
          </table:table-cell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oviders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17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16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6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23" table:default-cell-style-name="ce6"/>
        <table:table-column table:style-name="co3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  <table:table-cell office:value-type="string" calcext:value-type="string">
            <text:p>CoreScore</text:p>
          </table:table-cell>
          <table:table-cell office:value-type="string" calcext:value-type="string">
            <text:p>SpecScore1</text:p>
          </table:table-cell>
          <table:table-cell office:value-type="string" calcext:value-type="string">
            <text:p>SpecScore2</text:p>
          </table:table-cell>
          <table:table-cell office:value-type="string" calcext:value-type="string">
            <text:p>MARScore</text:p>
          </table:table-cell>
          <table:table-cell office:value-type="string" calcext:value-type="string">
            <text:p>IPScore</text:p>
          </table:table-cell>
          <table:table-cell office:value-type="string" calcext:value-type="string">
            <text:p>EnglishScore</text:p>
          </table:table-cell>
          <table:table-cell office:value-type="string" calcext:value-type="string">
            <text:p>MathScore</text:p>
          </table:table-cell>
        </table:table-row>
        <table:table-row table:style-name="ro1">
          <table:table-cell table:style-name="ce7" office:value-type="float" office:value="1000262692" calcext:value-type="float">
            <text:p>100026269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B2];&quot;.&quot;;[.C2])" office:value-type="string" office:string-value="Henry.Ackerley" calcext:value-type="string">
            <text:p>Henry.Ackerley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696589" calcext:value-type="float">
            <text:p>1000696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B3];&quot;.&quot;;[.C3])" office:value-type="string" office:string-value="John.Addison" calcext:value-type="string">
            <text:p>John.Addison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Pass-speci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912071" calcext:value-type="float">
            <text:p>10009120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B4];&quot;.&quot;;[.C4])" office:value-type="string" office:string-value="David.Adolf" calcext:value-type="string">
            <text:p>David.Adolf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57085" calcext:value-type="float">
            <text:p>100055708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B5];&quot;.&quot;;[.C5])" office:value-type="string" office:string-value="George.Aitchison" calcext:value-type="string">
            <text:p>George.Aitchison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582553" calcext:value-type="float">
            <text:p>1000582553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B6];&quot;.&quot;;[.C6])" office:value-type="string" office:string-value="Shah.Ali" calcext:value-type="string">
            <text:p>Shah.Ali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442377" calcext:value-type="float">
            <text:p>100044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B7];&quot;.&quot;;[.C7])" office:value-type="string" office:string-value="John.Allen" calcext:value-type="string">
            <text:p>John.Allen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913811" calcext:value-type="float">
            <text:p>1000913811</text:p>
          </table:table-cell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B8];&quot;.&quot;;[.C8])" office:value-type="string" office:string-value="Faheem.Anwar" calcext:value-type="string">
            <text:p>Faheem.Anwar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702671" calcext:value-type="float">
            <text:p>100070267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B9];&quot;.&quot;;[.C9])" office:value-type="string" office:string-value="Richard.Armstrong" calcext:value-type="string">
            <text:p>Richard.Armstrong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969177" calcext:value-type="float">
            <text:p>100096917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B10];&quot;.&quot;;[.C10])" office:value-type="string" office:string-value="Richard.Arnold" calcext:value-type="string">
            <text:p>Richard.Arnold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784992" calcext:value-type="float">
            <text:p>10007849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B11];&quot;.&quot;;[.C11])" office:value-type="string" office:string-value="Adam.Astley" calcext:value-type="string">
            <text:p>Adam.Astley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115889" calcext:value-type="float">
            <text:p>100011588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B12];&quot;.&quot;;[.C12])" office:value-type="string" office:string-value="Luke.Atkinson" calcext:value-type="string">
            <text:p>Luke.Atkinson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173365" calcext:value-type="float">
            <text:p>10001733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B13];&quot;.&quot;;[.C13])" office:value-type="string" office:string-value="Paul.Austen" calcext:value-type="string">
            <text:p>Paul.Austen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300234" calcext:value-type="float">
            <text:p>1000300234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B14];&quot;.&quot;;[.C14])" office:value-type="string" office:string-value="Marian.Bainbridge" calcext:value-type="string">
            <text:p>Marian.Bainbridge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565891" calcext:value-type="float">
            <text:p>1000565891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B15];&quot;.&quot;;[.C15])" office:value-type="string" office:string-value="Julie.Bakewell" calcext:value-type="string">
            <text:p>Julie.Bakewell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38055" calcext:value-type="float">
            <text:p>1000538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B16];&quot;.&quot;;[.C16])" office:value-type="string" office:string-value="John.Barnard" calcext:value-type="string">
            <text:p>John.Barnard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371970" calcext:value-type="float">
            <text:p>100037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B17];&quot;.&quot;;[.C17])" office:value-type="string" office:string-value="John.Barron" calcext:value-type="string">
            <text:p>John.Barron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20584" calcext:value-type="float">
            <text:p>1000820584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B18];&quot;.&quot;;[.C18])" office:value-type="string" office:string-value="Gillian.Bassil" calcext:value-type="string">
            <text:p>Gillian.Bassil</text:p>
          </table:table-cell>
          <table:table-cell table:style-name="ce16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Pass-special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11869" calcext:value-type="float">
            <text:p>100011186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B19];&quot;.&quot;;[.C19])" office:value-type="string" office:string-value="Angela.Bate" calcext:value-type="string">
            <text:p>Angela.Bate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19079" calcext:value-type="float">
            <text:p>1000719079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B20];&quot;.&quot;;[.C20])" office:value-type="string" office:string-value="Frederick.Beckley" calcext:value-type="string">
            <text:p>Frederick.Beckley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36762" calcext:value-type="float">
            <text:p>10001367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B21];&quot;.&quot;;[.C21])" office:value-type="string" office:string-value="Chris.Bell" calcext:value-type="string">
            <text:p>Chris.Bell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921033" calcext:value-type="float">
            <text:p>10009210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B22];&quot;.&quot;;[.C22])" office:value-type="string" office:string-value="Russell.Bell" calcext:value-type="string">
            <text:p>Russell.Bell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style-name="ce7" office:value-type="float" office:value="1000721724" calcext:value-type="float">
            <text:p>10007217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B23];&quot;.&quot;;[.C23])" office:value-type="string" office:string-value="Lucy.Bird" calcext:value-type="string">
            <text:p>Lucy.Bird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545286" calcext:value-type="float">
            <text:p>1000545286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B24];&quot;.&quot;;[.C24])" office:value-type="string" office:string-value="Graham.Bloodworth" calcext:value-type="string">
            <text:p>Graham.Bloodworth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299062" calcext:value-type="float">
            <text:p>100029906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B25];&quot;.&quot;;[.C25])" office:value-type="string" office:string-value="Mark.Booth" calcext:value-type="string">
            <text:p>Mark.Booth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917851" calcext:value-type="float">
            <text:p>1000917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B26];&quot;.&quot;;[.C26])" office:value-type="string" office:string-value="Martin.Bowman" calcext:value-type="string">
            <text:p>Martin.Bowman</text:p>
          </table:table-cell>
          <table:table-cell table:style-name="ce16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42455" calcext:value-type="float">
            <text:p>1000442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B27];&quot;.&quot;;[.C27])" office:value-type="string" office:string-value="Stephen.Boxell" calcext:value-type="string">
            <text:p>Stephen.Boxell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style-name="ce7" office:value-type="float" office:value="1000196476" calcext:value-type="float">
            <text:p>100019647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B28];&quot;.&quot;;[.C28])" office:value-type="string" office:string-value="Mark.Bradford" calcext:value-type="string">
            <text:p>Mark.Bradford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913748" calcext:value-type="float">
            <text:p>100091374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B29];&quot;.&quot;;[.C29])" office:value-type="string" office:string-value="Ian.Branton" calcext:value-type="string">
            <text:p>Ian.Branton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433342" calcext:value-type="float">
            <text:p>100043334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B30];&quot;.&quot;;[.C30])" office:value-type="string" office:string-value="Diane.Brooks" calcext:value-type="string">
            <text:p>Diane.Brooks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652631" calcext:value-type="float">
            <text:p>100065263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B31];&quot;.&quot;;[.C31])" office:value-type="string" office:string-value="Patricia.Brothers" calcext:value-type="string">
            <text:p>Patricia.Brothers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7" office:value-type="float" office:value="1000534240" calcext:value-type="float">
            <text:p>100053424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B32];&quot;.&quot;;[.C32])" office:value-type="string" office:string-value="Gordon.Brown" calcext:value-type="string">
            <text:p>Gordon.Brown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63601" calcext:value-type="float">
            <text:p>100086360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B33];&quot;.&quot;;[.C33])" office:value-type="string" office:string-value="Richard.Bryant" calcext:value-type="string">
            <text:p>Richard.Bryant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315532" calcext:value-type="float">
            <text:p>1000315532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B34];&quot;.&quot;;[.C34])" office:value-type="string" office:string-value="Gail.Buckler" calcext:value-type="string">
            <text:p>Gail.Buckler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67915" calcext:value-type="float">
            <text:p>1000867915</text:p>
          </table:table-cell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B35];&quot;.&quot;;[.C35])" office:value-type="string" office:string-value="Alister.Cairns" calcext:value-type="string">
            <text:p>Alister.Cairns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67830" calcext:value-type="float">
            <text:p>100046783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B36];&quot;.&quot;;[.C36])" office:value-type="string" office:string-value="Melissa.Campbell" calcext:value-type="string">
            <text:p>Melissa.Campbell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38894" calcext:value-type="float">
            <text:p>100013889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B37];&quot;.&quot;;[.C37])" office:value-type="string" office:string-value="Amanda.Carmichael" calcext:value-type="string">
            <text:p>Amanda.Carmichael</text:p>
          </table:table-cell>
          <table:table-cell table:style-name="ce16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985755" calcext:value-type="float">
            <text:p>100098575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B38];&quot;.&quot;;[.C38])" office:value-type="string" office:string-value="Peter.Carpenter" calcext:value-type="string">
            <text:p>Peter.Carpenter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18558" calcext:value-type="float">
            <text:p>100071855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B39];&quot;.&quot;;[.C39])" office:value-type="string" office:string-value="William.Carroll" calcext:value-type="string">
            <text:p>William.Carroll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259294" calcext:value-type="float">
            <text:p>1000259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B40];&quot;.&quot;;[.C40])" office:value-type="string" office:string-value="Mark.Christison" calcext:value-type="string">
            <text:p>Mark.Christison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97316" calcext:value-type="float">
            <text:p>100049731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B41];&quot;.&quot;;[.C41])" office:value-type="string" office:string-value="Neil.Clarke" calcext:value-type="string">
            <text:p>Neil.Clarke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386558" calcext:value-type="float">
            <text:p>100038655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B42];&quot;.&quot;;[.C42])" office:value-type="string" office:string-value="Mp.Clay" calcext:value-type="string">
            <text:p>Mp.Clay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511545" calcext:value-type="float">
            <text:p>100051154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B43];&quot;.&quot;;[.C43])" office:value-type="string" office:string-value="Stephen.Coles" calcext:value-type="string">
            <text:p>Stephen.Coles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42165" calcext:value-type="float">
            <text:p>100084216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B44];&quot;.&quot;;[.C44])" office:value-type="string" office:string-value="Charles.Collins" calcext:value-type="string">
            <text:p>Charles.Collins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55050" calcext:value-type="float">
            <text:p>1000155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B45];&quot;.&quot;;[.C45])" office:value-type="string" office:string-value="Roger.Cooke" calcext:value-type="string">
            <text:p>Roger.Cooke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283211" calcext:value-type="float">
            <text:p>10002832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B46];&quot;.&quot;;[.C46])" office:value-type="string" office:string-value="Jane.Cowan" calcext:value-type="string">
            <text:p>Jane.Cowan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62062" calcext:value-type="float">
            <text:p>100086206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B47];&quot;.&quot;;[.C47])" office:value-type="string" office:string-value="Sarah.Coyle" calcext:value-type="string">
            <text:p>Sarah.Coyle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333136" calcext:value-type="float">
            <text:p>100033313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B48];&quot;.&quot;;[.C48])" office:value-type="string" office:string-value="Amanda.Croft" calcext:value-type="string">
            <text:p>Amanda.Croft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22848" calcext:value-type="float">
            <text:p>1000522848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B49];&quot;.&quot;;[.C49])" office:value-type="string" office:string-value="Nigel.Crowder" calcext:value-type="string">
            <text:p>Nigel.Crowder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171158" calcext:value-type="float">
            <text:p>10001711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B50];&quot;.&quot;;[.C50])" office:value-type="string" office:string-value="Susan.Cully" calcext:value-type="string">
            <text:p>Susan.Cully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383825" calcext:value-type="float">
            <text:p>100038382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B51];&quot;.&quot;;[.C51])" office:value-type="string" office:string-value="Gregory.Dalton" calcext:value-type="string">
            <text:p>Gregory.Dalton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674499" calcext:value-type="float">
            <text:p>1000674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B52];&quot;.&quot;;[.C52])" office:value-type="string" office:string-value="Peter.Davison" calcext:value-type="string">
            <text:p>Peter.Davison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666704" calcext:value-type="float">
            <text:p>1000666704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B53];&quot;.&quot;;[.C53])" office:value-type="string" office:string-value="Alan.Dean" calcext:value-type="string">
            <text:p>Alan.Dean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899857" calcext:value-type="float">
            <text:p>1000899857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B54];&quot;.&quot;;[.C54])" office:value-type="string" office:string-value="Patricia.Dow" calcext:value-type="string">
            <text:p>Patricia.Dow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367364" calcext:value-type="float">
            <text:p>100036736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B55];&quot;.&quot;;[.C55])" office:value-type="string" office:string-value="Debra.Earnshaw" calcext:value-type="string">
            <text:p>Debra.Earnshaw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682413" calcext:value-type="float">
            <text:p>100068241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B56];&quot;.&quot;;[.C56])" office:value-type="string" office:string-value="Steven.Edge" calcext:value-type="string">
            <text:p>Steven.Edge</text:p>
          </table:table-cell>
          <table:table-cell table:style-name="ce16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66472" calcext:value-type="float">
            <text:p>100076647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B57];&quot;.&quot;;[.C57])" office:value-type="string" office:string-value="Paul.Ellison" calcext:value-type="string">
            <text:p>Paul.Ellison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27582" calcext:value-type="float">
            <text:p>10007275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B58];&quot;.&quot;;[.C58])" office:value-type="string" office:string-value="Luke.Fallon" calcext:value-type="string">
            <text:p>Luke.Fallon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88304" calcext:value-type="float">
            <text:p>1000588304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B59];&quot;.&quot;;[.C59])" office:value-type="string" office:string-value="Hazel.Fleming" calcext:value-type="string">
            <text:p>Hazel.Fleming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305394" calcext:value-type="float">
            <text:p>1000305394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B60];&quot;.&quot;;[.C60])" office:value-type="string" office:string-value="Elizabeth.Foster" calcext:value-type="string">
            <text:p>Elizabeth.Foster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998486" calcext:value-type="float">
            <text:p>1000998486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B61];&quot;.&quot;;[.C61])" office:value-type="string" office:string-value="Kamma.Foulkes" calcext:value-type="string">
            <text:p>Kamma.Foulkes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60643" calcext:value-type="float">
            <text:p>100046064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B62];&quot;.&quot;;[.C62])" office:value-type="string" office:string-value="Christopher.Fowler" calcext:value-type="string">
            <text:p>Christopher.Fowler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359416" calcext:value-type="float">
            <text:p>1000359416</text:p>
          </table:table-cell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B63];&quot;.&quot;;[.C63])" office:value-type="string" office:string-value="Ronnette.Francis" calcext:value-type="string">
            <text:p>Ronnette.Francis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148107" calcext:value-type="float">
            <text:p>1000148107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B64];&quot;.&quot;;[.C64])" office:value-type="string" office:string-value="Colette.Franklin" calcext:value-type="string">
            <text:p>Colette.Franklin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27740" calcext:value-type="float">
            <text:p>100052774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B65];&quot;.&quot;;[.C65])" office:value-type="string" office:string-value="Carol.Freeman" calcext:value-type="string">
            <text:p>Carol.Freeman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47623" calcext:value-type="float">
            <text:p>100084762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B66];&quot;.&quot;;[.C66])" office:value-type="string" office:string-value="Craig.Frost" calcext:value-type="string">
            <text:p>Craig.Frost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960930" calcext:value-type="float">
            <text:p>10009609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B67];&quot;.&quot;;[.C67])" office:value-type="string" office:string-value="Jon.Galloway" calcext:value-type="string">
            <text:p>Jon.Galloway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53818" calcext:value-type="float">
            <text:p>100015381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B68];&quot;.&quot;;[.C68])" office:value-type="string" office:string-value="Jennifer.Goddard" calcext:value-type="string">
            <text:p>Jennifer.Goddard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78190" calcext:value-type="float">
            <text:p>100047819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B69];&quot;.&quot;;[.C69])" office:value-type="string" office:string-value="Ian.Good" calcext:value-type="string">
            <text:p>Ian.Good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72265" calcext:value-type="float">
            <text:p>10004722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B70];&quot;.&quot;;[.C70])" office:value-type="string" office:string-value="Andrew.Goodwin" calcext:value-type="string">
            <text:p>Andrew.Goodwin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325347" calcext:value-type="float">
            <text:p>1000325347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B71];&quot;.&quot;;[.C71])" office:value-type="string" office:string-value="Jodie.Gratton" calcext:value-type="string">
            <text:p>Jodie.Gratton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80229" calcext:value-type="float">
            <text:p>100088022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B72];&quot;.&quot;;[.C72])" office:value-type="string" office:string-value="Diane.Grayson" calcext:value-type="string">
            <text:p>Diane.Grayson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91056" calcext:value-type="float">
            <text:p>100079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B73];&quot;.&quot;;[.C73])" office:value-type="string" office:string-value="Jenny.Green" calcext:value-type="string">
            <text:p>Jenny.Green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877284" calcext:value-type="float">
            <text:p>1000877284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B74];&quot;.&quot;;[.C74])" office:value-type="string" office:string-value="Nicola.Green" calcext:value-type="string">
            <text:p>Nicola.Green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49255" calcext:value-type="float">
            <text:p>100044925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B75];&quot;.&quot;;[.C75])" office:value-type="string" office:string-value="Nick.Grey" calcext:value-type="string">
            <text:p>Nick.Grey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71378" calcext:value-type="float">
            <text:p>10008713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B76];&quot;.&quot;;[.C76])" office:value-type="string" office:string-value="Kate.Groves" calcext:value-type="string">
            <text:p>Kate.Groves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168123" calcext:value-type="float">
            <text:p>1000168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B77];&quot;.&quot;;[.C77])" office:value-type="string" office:string-value="Mark.Hamilton" calcext:value-type="string">
            <text:p>Mark.Hamilton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60524" calcext:value-type="float">
            <text:p>1000760524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B78];&quot;.&quot;;[.C78])" office:value-type="string" office:string-value="Rosemary.Hancock" calcext:value-type="string">
            <text:p>Rosemary.Hancock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35151" calcext:value-type="float">
            <text:p>100053515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B79];&quot;.&quot;;[.C79])" office:value-type="string" office:string-value="Kate.Harman" calcext:value-type="string">
            <text:p>Kate.Harman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952741" calcext:value-type="float">
            <text:p>1000952741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B80];&quot;.&quot;;[.C80])" office:value-type="string" office:string-value="Wendy.Harris" calcext:value-type="string">
            <text:p>Wendy.Harris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18183" calcext:value-type="float">
            <text:p>100071818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B81];&quot;.&quot;;[.C81])" office:value-type="string" office:string-value="Steven.Hay" calcext:value-type="string">
            <text:p>Steven.Hay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11972" calcext:value-type="float">
            <text:p>1000411972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B82];&quot;.&quot;;[.C82])" office:value-type="string" office:string-value="Phyllis.Heath" calcext:value-type="string">
            <text:p>Phyllis.Heath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85203" calcext:value-type="float">
            <text:p>1000485203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B83];&quot;.&quot;;[.C83])" office:value-type="string" office:string-value="Stephanie.Hill" calcext:value-type="string">
            <text:p>Stephanie.Hill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41624" calcext:value-type="float">
            <text:p>100014162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B84];&quot;.&quot;;[.C84])" office:value-type="string" office:string-value="Jennifer.Hill" calcext:value-type="string">
            <text:p>Jennifer.Hill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06503" calcext:value-type="float">
            <text:p>100040650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B85];&quot;.&quot;;[.C85])" office:value-type="string" office:string-value="Charlotte.Hobbs" calcext:value-type="string">
            <text:p>Charlotte.Hobbs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25449" calcext:value-type="float">
            <text:p>100012544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B86];&quot;.&quot;;[.C86])" office:value-type="string" office:string-value="Elizabeth.Hodgson" calcext:value-type="string">
            <text:p>Elizabeth.Hodgson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966484" calcext:value-type="float">
            <text:p>1000966484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B87];&quot;.&quot;;[.C87])" office:value-type="string" office:string-value="Allison.Holder" calcext:value-type="string">
            <text:p>Allison.Holder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667711" calcext:value-type="float">
            <text:p>10006677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B88];&quot;.&quot;;[.C88])" office:value-type="string" office:string-value="Steven.Holmes" calcext:value-type="string">
            <text:p>Steven.Holmes</text:p>
          </table:table-cell>
          <table:table-cell table:style-name="ce16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79669" calcext:value-type="float">
            <text:p>1000479669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B89];&quot;.&quot;;[.C89])" office:value-type="string" office:string-value="Joy.Hopkins" calcext:value-type="string">
            <text:p>Joy.Hopkins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56714" calcext:value-type="float">
            <text:p>100075671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B90];&quot;.&quot;;[.C90])" office:value-type="string" office:string-value="Derek.Horner" calcext:value-type="string">
            <text:p>Derek.Horner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255128" calcext:value-type="float">
            <text:p>1000255128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B91];&quot;.&quot;;[.C91])" office:value-type="string" office:string-value="Johanna.Hugo" calcext:value-type="string">
            <text:p>Johanna.Hugo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81347" calcext:value-type="float">
            <text:p>10005813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B92];&quot;.&quot;;[.C92])" office:value-type="string" office:string-value="Gary.Hutchinson" calcext:value-type="string">
            <text:p>Gary.Hutchinson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649197" calcext:value-type="float">
            <text:p>100064919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B93];&quot;.&quot;;[.C93])" office:value-type="string" office:string-value="Christopher.Jarvis" calcext:value-type="string">
            <text:p>Christopher.Jarvis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36481" calcext:value-type="float">
            <text:p>100053648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B94];&quot;.&quot;;[.C94])" office:value-type="string" office:string-value="Penelope.Jones" calcext:value-type="string">
            <text:p>Penelope.Jones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435846" calcext:value-type="float">
            <text:p>10004358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B95];&quot;.&quot;;[.C95])" office:value-type="string" office:string-value="Maria.Kearney" calcext:value-type="string">
            <text:p>Maria.Kearney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213660" calcext:value-type="float">
            <text:p>100021366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B96];&quot;.&quot;;[.C96])" office:value-type="string" office:string-value="Mary.Kelly" calcext:value-type="string">
            <text:p>Mary.Kelly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834960" calcext:value-type="float">
            <text:p>1000834960</text:p>
          </table:table-cell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B97];&quot;.&quot;;[.C97])" office:value-type="string" office:string-value="Kaleem.Khan" calcext:value-type="string">
            <text:p>Kaleem.Khan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695228" calcext:value-type="float">
            <text:p>1000695228</text:p>
          </table:table-cell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B98];&quot;.&quot;;[.C98])" office:value-type="string" office:string-value="Shakiel.Khan" calcext:value-type="string">
            <text:p>Shakiel.Khan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13473" calcext:value-type="float">
            <text:p>1000413473</text:p>
          </table:table-cell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B99];&quot;.&quot;;[.C99])" office:value-type="string" office:string-value="Zaibunisa.Khan" calcext:value-type="string">
            <text:p>Zaibunisa.Khan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240152" calcext:value-type="float">
            <text:p>100024015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B100];&quot;.&quot;;[.C100])" office:value-type="string" office:string-value="Susan.Kitchen" calcext:value-type="string">
            <text:p>Susan.Kitchen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674778" calcext:value-type="float">
            <text:p>10006747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B101];&quot;.&quot;;[.C101])" office:value-type="string" office:string-value="Kate.Knowles" calcext:value-type="string">
            <text:p>Kate.Knowles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54108" calcext:value-type="float">
            <text:p>1000554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B102];&quot;.&quot;;[.C102])" office:value-type="string" office:string-value="Gary.Lever" calcext:value-type="string">
            <text:p>Gary.Lever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670594" calcext:value-type="float">
            <text:p>10006705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B103];&quot;.&quot;;[.C103])" office:value-type="string" office:string-value="David.Lewis" calcext:value-type="string">
            <text:p>David.Lewis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654871" calcext:value-type="float">
            <text:p>1000654871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B104];&quot;.&quot;;[.C104])" office:value-type="string" office:string-value="Gaye.Lord" calcext:value-type="string">
            <text:p>Gaye.Lord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12260" calcext:value-type="float">
            <text:p>100041226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B105];&quot;.&quot;;[.C105])" office:value-type="string" office:string-value="Brett.Lovett" calcext:value-type="string">
            <text:p>Brett.Lovett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949786" calcext:value-type="float">
            <text:p>1000949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B106];&quot;.&quot;;[.C106])" office:value-type="string" office:string-value="John.Lynch" calcext:value-type="string">
            <text:p>John.Lynch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418796" calcext:value-type="float">
            <text:p>10004187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B107];&quot;.&quot;;[.C107])" office:value-type="string" office:string-value="Peter.Malone" calcext:value-type="string">
            <text:p>Peter.Malone</text:p>
          </table:table-cell>
          <table:table-cell table:style-name="ce16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17121" calcext:value-type="float">
            <text:p>100011712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B108];&quot;.&quot;;[.C108])" office:value-type="string" office:string-value="Trevor.Mansfield" calcext:value-type="string">
            <text:p>Trevor.Mansfield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30757" calcext:value-type="float">
            <text:p>1000730757</text:p>
          </table:table-cell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B109];&quot;.&quot;;[.C109])" office:value-type="string" office:string-value="Annabel.Marsh" calcext:value-type="string">
            <text:p>Annabel.Marsh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377086" calcext:value-type="float">
            <text:p>100037708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B110];&quot;.&quot;;[.C110])" office:value-type="string" office:string-value="Catherine.Marshall" calcext:value-type="string">
            <text:p>Catherine.Marshall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05685" calcext:value-type="float">
            <text:p>100070568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B111];&quot;.&quot;;[.C111])" office:value-type="string" office:string-value="Emma.Matthews" calcext:value-type="string">
            <text:p>Emma.Matthews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275999" calcext:value-type="float">
            <text:p>100027599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B112];&quot;.&quot;;[.C112])" office:value-type="string" office:string-value="Joyce.Mayers" calcext:value-type="string">
            <text:p>Joyce.Mayers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32103" calcext:value-type="float">
            <text:p>100053210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B113];&quot;.&quot;;[.C113])" office:value-type="string" office:string-value="Joyce.McCormick" calcext:value-type="string">
            <text:p>Joyce.McCormic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03544" calcext:value-type="float">
            <text:p>100050354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B114];&quot;.&quot;;[.C114])" office:value-type="string" office:string-value="James.McDonald" calcext:value-type="string">
            <text:p>James.McDonald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762690" calcext:value-type="float">
            <text:p>10007626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B115];&quot;.&quot;;[.C115])" office:value-type="string" office:string-value="Jenny.McDowell" calcext:value-type="string">
            <text:p>Jenny.McDowell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263039" calcext:value-type="float">
            <text:p>1000263039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B116];&quot;.&quot;;[.C116])" office:value-type="string" office:string-value="Conor.McGinn" calcext:value-type="string">
            <text:p>Conor.McGinn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14736" calcext:value-type="float">
            <text:p>100011473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B117];&quot;.&quot;;[.C117])" office:value-type="string" office:string-value="Paul.McGuire" calcext:value-type="string">
            <text:p>Paul.McGuire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725239" calcext:value-type="float">
            <text:p>100072523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B118];&quot;.&quot;;[.C118])" office:value-type="string" office:string-value="Gail.McIntyre" calcext:value-type="string">
            <text:p>Gail.McIntyre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52206" calcext:value-type="float">
            <text:p>1000552206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B119];&quot;.&quot;;[.C119])" office:value-type="string" office:string-value="Emma.McKendrick" calcext:value-type="string">
            <text:p>Emma.McKendric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07164" calcext:value-type="float">
            <text:p>1000807164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B120];&quot;.&quot;;[.C120])" office:value-type="string" office:string-value="Rodger.McMillan" calcext:value-type="string">
            <text:p>Rodger.McMillan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740417" calcext:value-type="float">
            <text:p>10007404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B121];&quot;.&quot;;[.C121])" office:value-type="string" office:string-value="Laura.Meier" calcext:value-type="string">
            <text:p>Laura.Meier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07077" calcext:value-type="float">
            <text:p>100070707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B122];&quot;.&quot;;[.C122])" office:value-type="string" office:string-value="Andrew.Melling" calcext:value-type="string">
            <text:p>Andrew.Melling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99933" calcext:value-type="float">
            <text:p>10008999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B123];&quot;.&quot;;[.C123])" office:value-type="string" office:string-value="Phillip.Miller" calcext:value-type="string">
            <text:p>Phillip.Miller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39312" calcext:value-type="float">
            <text:p>1000739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B124];&quot;.&quot;;[.C124])" office:value-type="string" office:string-value="John.Millington" calcext:value-type="string">
            <text:p>John.Millington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08773" calcext:value-type="float">
            <text:p>1000108773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B125];&quot;.&quot;;[.C125])" office:value-type="string" office:string-value="Nicholas.Mills" calcext:value-type="string">
            <text:p>Nicholas.Mills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427307" calcext:value-type="float">
            <text:p>100042730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B126];&quot;.&quot;;[.C126])" office:value-type="string" office:string-value="Samantha.Milne" calcext:value-type="string">
            <text:p>Samantha.Milne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25208" calcext:value-type="float">
            <text:p>1000725208</text:p>
          </table:table-cell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B127];&quot;.&quot;;[.C127])" office:value-type="string" office:string-value="Ishtiaq.Mohammad" calcext:value-type="string">
            <text:p>Ishtiaq.Mohammad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18326" calcext:value-type="float">
            <text:p>10001183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B128];&quot;.&quot;;[.C128])" office:value-type="string" office:string-value="Lucy.Morris" calcext:value-type="string">
            <text:p>Lucy.Morris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36362" calcext:value-type="float">
            <text:p>100073636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B129];&quot;.&quot;;[.C129])" office:value-type="string" office:string-value="Jeremy.Moss" calcext:value-type="string">
            <text:p>Jeremy.Moss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243355" calcext:value-type="float">
            <text:p>100024335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B130];&quot;.&quot;;[.C130])" office:value-type="string" office:string-value="David.Moulton" calcext:value-type="string">
            <text:p>David.Moulton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673203" calcext:value-type="float">
            <text:p>100067320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B131];&quot;.&quot;;[.C131])" office:value-type="string" office:string-value="Anthony.Murphy" calcext:value-type="string">
            <text:p>Anthony.Murphy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52986" calcext:value-type="float">
            <text:p>1000852986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B132];&quot;.&quot;;[.C132])" office:value-type="string" office:string-value="Carole.Murphy" calcext:value-type="string">
            <text:p>Carole.Murphy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236050" calcext:value-type="float">
            <text:p>1000236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B133];&quot;.&quot;;[.C133])" office:value-type="string" office:string-value="Roger.Newman" calcext:value-type="string">
            <text:p>Roger.Newman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482289" calcext:value-type="float">
            <text:p>100048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B134];&quot;.&quot;;[.C134])" office:value-type="string" office:string-value="John.Nicol" calcext:value-type="string">
            <text:p>John.Nicol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346345" calcext:value-type="float">
            <text:p>1000346345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B135];&quot;.&quot;;[.C135])" office:value-type="string" office:string-value="Sharon.Nolan" calcext:value-type="string">
            <text:p>Sharon.Nolan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865106" calcext:value-type="float">
            <text:p>10008651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B136];&quot;.&quot;;[.C136])" office:value-type="string" office:string-value="Michael.O'Sullivan" calcext:value-type="string">
            <text:p>Michael.O'Sullivan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632580" calcext:value-type="float">
            <text:p>1000632580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B137];&quot;.&quot;;[.C137])" office:value-type="string" office:string-value="Rita.Okoye" calcext:value-type="string">
            <text:p>Rita.Okoye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94357" calcext:value-type="float">
            <text:p>100019435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B138];&quot;.&quot;;[.C138])" office:value-type="string" office:string-value="Thomas.Orford" calcext:value-type="string">
            <text:p>Thomas.Orford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275681" calcext:value-type="float">
            <text:p>100027568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B139];&quot;.&quot;;[.C139])" office:value-type="string" office:string-value="Helen.Orr" calcext:value-type="string">
            <text:p>Helen.Orr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23109" calcext:value-type="float">
            <text:p>10005231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B140];&quot;.&quot;;[.C140])" office:value-type="string" office:string-value="Mark.Owen" calcext:value-type="string">
            <text:p>Mark.Owen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63881" calcext:value-type="float">
            <text:p>100056388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B141];&quot;.&quot;;[.C141])" office:value-type="string" office:string-value="Ian.Panter" calcext:value-type="string">
            <text:p>Ian.Panter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981462" calcext:value-type="float">
            <text:p>100098146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B142];&quot;.&quot;;[.C142])" office:value-type="string" office:string-value="Alison.Parker" calcext:value-type="string">
            <text:p>Alison.Parker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748583" calcext:value-type="float">
            <text:p>100074858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B143];&quot;.&quot;;[.C143])" office:value-type="string" office:string-value="Linda.Parrack" calcext:value-type="string">
            <text:p>Linda.Parrack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834386" calcext:value-type="float">
            <text:p>1000834386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B144];&quot;.&quot;;[.C144])" office:value-type="string" office:string-value="Poonam.Patel" calcext:value-type="string">
            <text:p>Poonam.Patel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440092" calcext:value-type="float">
            <text:p>100044009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B145];&quot;.&quot;;[.C145])" office:value-type="string" office:string-value="Michael.Pearce" calcext:value-type="string">
            <text:p>Michael.Pearce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797646" calcext:value-type="float">
            <text:p>1000797646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B146];&quot;.&quot;;[.C146])" office:value-type="string" office:string-value="Derek.Phipps" calcext:value-type="string">
            <text:p>Derek.Phipps</text:p>
          </table:table-cell>
          <table:table-cell table:style-name="ce16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277369" calcext:value-type="float">
            <text:p>100027736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B147];&quot;.&quot;;[.C147])" office:value-type="string" office:string-value="Elizabeth.Pickles" calcext:value-type="string">
            <text:p>Elizabeth.Pickles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994186" calcext:value-type="float">
            <text:p>10009941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B148];&quot;.&quot;;[.C148])" office:value-type="string" office:string-value="Paul.Pike" calcext:value-type="string">
            <text:p>Paul.Pike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783601" calcext:value-type="float">
            <text:p>100078360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B149];&quot;.&quot;;[.C149])" office:value-type="string" office:string-value="Patricia.Piper" calcext:value-type="string">
            <text:p>Patricia.Piper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761695" calcext:value-type="float">
            <text:p>100076169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B150];&quot;.&quot;;[.C150])" office:value-type="string" office:string-value="Philip.Ramsbottom" calcext:value-type="string">
            <text:p>Philip.Ramsbottom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138494" calcext:value-type="float">
            <text:p>100013849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B151];&quot;.&quot;;[.C151])" office:value-type="string" office:string-value="Anne.Redmond" calcext:value-type="string">
            <text:p>Anne.Redmond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655284" calcext:value-type="float">
            <text:p>1000655284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B152];&quot;.&quot;;[.C152])" office:value-type="string" office:string-value="Jamie.Reynolds" calcext:value-type="string">
            <text:p>Jamie.Reynolds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391893" calcext:value-type="float">
            <text:p>100039189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B153];&quot;.&quot;;[.C153])" office:value-type="string" office:string-value="Jeremy.Roberts" calcext:value-type="string">
            <text:p>Jeremy.Roberts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656444" calcext:value-type="float">
            <text:p>100065644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B154];&quot;.&quot;;[.C154])" office:value-type="string" office:string-value="Garry.Robertson" calcext:value-type="string">
            <text:p>Garry.Robertson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152853" calcext:value-type="float">
            <text:p>100015285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B155];&quot;.&quot;;[.C155])" office:value-type="string" office:string-value="Alan.Robinson" calcext:value-type="string">
            <text:p>Alan.Robinson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381130" calcext:value-type="float">
            <text:p>1000381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B156];&quot;.&quot;;[.C156])" office:value-type="string" office:string-value="Edward.Rogers" calcext:value-type="string">
            <text:p>Edward.Rogers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382259" calcext:value-type="float">
            <text:p>10003822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B157];&quot;.&quot;;[.C157])" office:value-type="string" office:string-value="Emma.Rollinson" calcext:value-type="string">
            <text:p>Emma.Rollinson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214071" calcext:value-type="float">
            <text:p>1000214071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B158];&quot;.&quot;;[.C158])" office:value-type="string" office:string-value="Lynne.Rudd" calcext:value-type="string">
            <text:p>Lynne.Rudd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350070" calcext:value-type="float">
            <text:p>100035007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B159];&quot;.&quot;;[.C159])" office:value-type="string" office:string-value="Emma.Salcedo" calcext:value-type="string">
            <text:p>Emma.Salcedo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31799" calcext:value-type="float">
            <text:p>1000731799</text:p>
          </table:table-cell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B160];&quot;.&quot;;[.C160])" office:value-type="string" office:string-value="Javed.Sarwar" calcext:value-type="string">
            <text:p>Javed.Sarwar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26714" calcext:value-type="float">
            <text:p>1000526714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B161];&quot;.&quot;;[.C161])" office:value-type="string" office:string-value="Dean.Sealey" calcext:value-type="string">
            <text:p>Dean.Sealey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48255" calcext:value-type="float">
            <text:p>10008482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B162];&quot;.&quot;;[.C162])" office:value-type="string" office:string-value="Brian.Sharp" calcext:value-type="string">
            <text:p>Brian.Sharp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629748" calcext:value-type="float">
            <text:p>1000629748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B163];&quot;.&quot;;[.C163])" office:value-type="string" office:string-value="Maureen.Shepherd" calcext:value-type="string">
            <text:p>Maureen.Shepherd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-specia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64938" calcext:value-type="float">
            <text:p>1000764938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B164];&quot;.&quot;;[.C164])" office:value-type="string" office:string-value="Roberta.Sherwood" calcext:value-type="string">
            <text:p>Roberta.Sherwood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241936" calcext:value-type="float">
            <text:p>10002419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B165];&quot;.&quot;;[.C165])" office:value-type="string" office:string-value="Martin.Slaney" calcext:value-type="string">
            <text:p>Martin.Slaney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77830" calcext:value-type="float">
            <text:p>100087783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B166];&quot;.&quot;;[.C166])" office:value-type="string" office:string-value="Andrew.Smith" calcext:value-type="string">
            <text:p>Andrew.Smith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893748" calcext:value-type="float">
            <text:p>1000893748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B167];&quot;.&quot;;[.C167])" office:value-type="string" office:string-value="Andrew.Smith" calcext:value-type="string">
            <text:p>Andrew.Smith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08930" calcext:value-type="float">
            <text:p>100010893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B168];&quot;.&quot;;[.C168])" office:value-type="string" office:string-value="Christine.Smith" calcext:value-type="string">
            <text:p>Christine.Smith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224351" calcext:value-type="float">
            <text:p>100022435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B169];&quot;.&quot;;[.C169])" office:value-type="string" office:string-value="David.Smith" calcext:value-type="string">
            <text:p>David.Smith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616393" calcext:value-type="float">
            <text:p>10006163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B170];&quot;.&quot;;[.C170])" office:value-type="string" office:string-value="Ian.Smith" calcext:value-type="string">
            <text:p>Ian.Smith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670621" calcext:value-type="float">
            <text:p>100067062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B171];&quot;.&quot;;[.C171])" office:value-type="string" office:string-value="Chris.Snelling" calcext:value-type="string">
            <text:p>Chris.Snelling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624560" calcext:value-type="float">
            <text:p>1000624560</text:p>
          </table:table-cell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B172];&quot;.&quot;;[.C172])" office:value-type="string" office:string-value="Dijay.Soni" calcext:value-type="string">
            <text:p>Dijay.Soni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30611" calcext:value-type="float">
            <text:p>10007306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B173];&quot;.&quot;;[.C173])" office:value-type="string" office:string-value="Trevor.Southall" calcext:value-type="string">
            <text:p>Trevor.Southall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77675" calcext:value-type="float">
            <text:p>100077767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B174];&quot;.&quot;;[.C174])" office:value-type="string" office:string-value="Tony.Spain" calcext:value-type="string">
            <text:p>Tony.Spain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515128" calcext:value-type="float">
            <text:p>100051512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B175];&quot;.&quot;;[.C175])" office:value-type="string" office:string-value="Gillian.Stallard" calcext:value-type="string">
            <text:p>Gillian.Stallard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702361" calcext:value-type="float">
            <text:p>100070236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B176];&quot;.&quot;;[.C176])" office:value-type="string" office:string-value="Simon.Stevens" calcext:value-type="string">
            <text:p>Simon.Stevens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Fail</text:p>
          </table:table-cell>
          <table:table-cell table:number-columns-repeated="5"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154494" calcext:value-type="float">
            <text:p>100015449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B177];&quot;.&quot;;[.C177])" office:value-type="string" office:string-value="Paul.Stromberg" calcext:value-type="string">
            <text:p>Paul.Stromberg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214996" calcext:value-type="float">
            <text:p>1000214996</text:p>
          </table:table-cell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B178];&quot;.&quot;;[.C178])" office:value-type="string" office:string-value="Yuk-Ki.Tang" calcext:value-type="string">
            <text:p>Yuk-Ki.Tang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856890" calcext:value-type="float">
            <text:p>1000856890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B179];&quot;.&quot;;[.C179])" office:value-type="string" office:string-value="Denise.Taylor" calcext:value-type="string">
            <text:p>Denise.Taylor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372961" calcext:value-type="float">
            <text:p>1000372961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B180];&quot;.&quot;;[.C180])" office:value-type="string" office:string-value="Fiona.Thomson" calcext:value-type="string">
            <text:p>Fiona.Thomson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605943" calcext:value-type="float">
            <text:p>100060594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B181];&quot;.&quot;;[.C181])" office:value-type="string" office:string-value="Patrick.Thurgood" calcext:value-type="string">
            <text:p>Patrick.Thurgood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234530" calcext:value-type="float">
            <text:p>100023453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B182];&quot;.&quot;;[.C182])" office:value-type="string" office:string-value="Stephen.Tighe" calcext:value-type="string">
            <text:p>Stephen.Tighe</text:p>
          </table:table-cell>
          <table:table-cell table:style-name="ce16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797313" calcext:value-type="float">
            <text:p>10007973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B183];&quot;.&quot;;[.C183])" office:value-type="string" office:string-value="Paul.Treherne" calcext:value-type="string">
            <text:p>Paul.Treherne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945068" calcext:value-type="float">
            <text:p>100094506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B184];&quot;.&quot;;[.C184])" office:value-type="string" office:string-value="Elizabeth.Tyler" calcext:value-type="string">
            <text:p>Elizabeth.Tyler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760746" calcext:value-type="float">
            <text:p>1000760746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B185];&quot;.&quot;;[.C185])" office:value-type="string" office:string-value="Heinz.Vogel" calcext:value-type="string">
            <text:p>Heinz.Vogel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398150" calcext:value-type="float">
            <text:p>1000398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B186];&quot;.&quot;;[.C186])" office:value-type="string" office:string-value="Samuel.Wales" calcext:value-type="string">
            <text:p>Samuel.Wales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145326" calcext:value-type="float">
            <text:p>100014532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B187];&quot;.&quot;;[.C187])" office:value-type="string" office:string-value="Christopher.Walls" calcext:value-type="string">
            <text:p>Christopher.Walls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694543" calcext:value-type="float">
            <text:p>100069454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B188];&quot;.&quot;;[.C188])" office:value-type="string" office:string-value="Martin.Walsh" calcext:value-type="string">
            <text:p>Martin.Walsh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101566" calcext:value-type="float">
            <text:p>100010156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B189];&quot;.&quot;;[.C189])" office:value-type="string" office:string-value="Margaret.Warburton" calcext:value-type="string">
            <text:p>Margaret.Warburton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460437" calcext:value-type="float">
            <text:p>10004604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B190];&quot;.&quot;;[.C190])" office:value-type="string" office:string-value="David.Watt" calcext:value-type="string">
            <text:p>David.Watt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550465" calcext:value-type="float">
            <text:p>10005504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B191];&quot;.&quot;;[.C191])" office:value-type="string" office:string-value="Andrew.Webster" calcext:value-type="string">
            <text:p>Andrew.Webster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681011" calcext:value-type="float">
            <text:p>100068101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B192];&quot;.&quot;;[.C192])" office:value-type="string" office:string-value="Matthew.Welford" calcext:value-type="string">
            <text:p>Matthew.Welford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955539" calcext:value-type="float">
            <text:p>100095553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B193];&quot;.&quot;;[.C193])" office:value-type="string" office:string-value="Emma.White" calcext:value-type="string">
            <text:p>Emma.White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1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282432" calcext:value-type="float">
            <text:p>10002824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B194];&quot;.&quot;;[.C194])" office:value-type="string" office:string-value="Sarah.White" calcext:value-type="string">
            <text:p>Sarah.White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885377" calcext:value-type="float">
            <text:p>10008853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B195];&quot;.&quot;;[.C195])" office:value-type="string" office:string-value="Mark.Williams" calcext:value-type="string">
            <text:p>Mark.Williams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126557" calcext:value-type="float">
            <text:p>1000126557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B196];&quot;.&quot;;[.C196])" office:value-type="string" office:string-value="Vip.Williams" calcext:value-type="string">
            <text:p>Vip.Williams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448232" calcext:value-type="float">
            <text:p>1000448232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B197];&quot;.&quot;;[.C197])" office:value-type="string" office:string-value="Janet.Wilson" calcext:value-type="string">
            <text:p>Janet.Wilson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442524" calcext:value-type="float">
            <text:p>100044252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B198];&quot;.&quot;;[.C198])" office:value-type="string" office:string-value="Christopher.Wood" calcext:value-type="string">
            <text:p>Christopher.Wood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style-name="ce7" office:value-type="float" office:value="1000623352" calcext:value-type="float">
            <text:p>100062335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B199];&quot;.&quot;;[.C199])" office:value-type="string" office:string-value="Linda.Worrall" calcext:value-type="string">
            <text:p>Linda.Worrall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2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style-name="ce7" office:value-type="float" office:value="1000783764" calcext:value-type="float">
            <text:p>100078376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B200];&quot;.&quot;;[.C200])" office:value-type="string" office:string-value="Kenneth.Wylie" calcext:value-type="string">
            <text:p>Kenneth.Wylie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table:style-name="ce7" office:value-type="float" office:value="1000584048" calcext:value-type="float">
            <text:p>1000584048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B201];&quot;.&quot;;[.C201])" office:value-type="string" office:string-value="Ibrahim.Yusuf" calcext:value-type="string">
            <text:p>Ibrahim.Yusuf</text:p>
          </table:table-cell>
          <table:table-cell table:style-name="ce16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t03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18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40">
          <table:table-cell table:number-columns-repeated="17"/>
          <table:table-cell table:style-name="ce18"/>
          <table:table-cell table:number-columns-repeated="10"/>
        </table:table-row>
        <table:table-row table:style-name="ro1" table:number-rows-repeated="10483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8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ORESCORE</text:p>
          </table:table-cell>
          <table:table-cell office:value-type="string" calcext:value-type="string">
            <text:p>SCORES</text:p>
          </table:table-cell>
          <table:table-cell office:value-type="string" calcext:value-type="string">
            <text:p>FREQS</text:p>
          </table:table-cell>
        </table:table-row>
        <table:table-row table:style-name="ro1">
          <table:table-cell table:number-columns-repeated="2" office:value-type="string" calcext:value-type="string">
            <text:p>A*</text:p>
          </table:table-cell>
          <table:table-cell table:formula="of:=FREQUENCY([.A2:.A201]; [.B2:.B8]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</table:table>
      <table:table table:name="Accounts" table:style-name="ta1"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ccountID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Last login</text:p>
          </table:table-cell>
          <table:table-cell office:value-type="string" calcext:value-type="string">
            <text:p>Service status</text:p>
          </table:table-cell>
          <table:table-cell office:value-type="string" calcext:value-type="string">
            <text:p>Service1</text:p>
          </table:table-cell>
          <table:table-cell office:value-type="string" calcext:value-type="string">
            <text:p>Status1</text:p>
          </table:table-cell>
          <table:table-cell office:value-type="string" calcext:value-type="string">
            <text:p>Service2</text:p>
          </table:table-cell>
          <table:table-cell office:value-type="string" calcext:value-type="string">
            <text:p>Stat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2];&quot;.&quot;;[.D2];&quot;@ncfe.org.uk&quot;)" office:value-type="string" office:string-value="Mohammed.Ahmed@ncfe.org.uk" calcext:value-type="string">
            <text:p>Mohammed.Ahmed@ncfe.org.uk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inee Teacher Portal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3];&quot;.&quot;;[.D3];&quot;@ncfe.org.uk&quot;)" office:value-type="string" office:string-value="Katherin.Quigley@ncfe.org.uk" calcext:value-type="string">
            <text:p>Katherin.Quigley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4];&quot;.&quot;;[.D4];&quot;@ncfe.org.uk&quot;)" office:value-type="string" office:string-value="Mark.Robbins@ncfe.org.uk" calcext:value-type="string">
            <text:p>Mark.Robbins@ncfe.org.uk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5];&quot;.&quot;;[.D5];&quot;@ncfe.org.uk&quot;)" office:value-type="string" office:string-value="John.Moore@ncfe.org.uk" calcext:value-type="string">
            <text:p>John.Moore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6];&quot;.&quot;;[.D6];&quot;@ncfe.org.uk&quot;)" office:value-type="string" office:string-value="Tracy.Johns@ncfe.org.uk" calcext:value-type="string">
            <text:p>Tracy.Johns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7];&quot;.&quot;;[.D7];&quot;@ncfe.org.uk&quot;)" office:value-type="string" office:string-value="Rebecca.Bryant@ncfe.org.uk" calcext:value-type="string">
            <text:p>Rebecca.Bryant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8];&quot;.&quot;;[.D8];&quot;@ncfe.org.uk&quot;)" office:value-type="string" office:string-value="Polly.Thomas@ncfe.org.uk" calcext:value-type="string">
            <text:p>Polly.Thomas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NCFE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9];&quot;.&quot;;[.D9];&quot;@ncfe.org.uk&quot;)" office:value-type="string" office:string-value="Kathy.Thurling@ncfe.org.uk" calcext:value-type="string">
            <text:p>Kathy.Thurling@ncfe.org.uk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10];&quot;.&quot;;[.D10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inee Teacher Portal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11];&quot;.&quot;;[.D11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12];&quot;.&quot;;[.D12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13];&quot;.&quot;;[.D13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14];&quot;.&quot;;[.D14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15];&quot;.&quot;;[.D15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16];&quot;.&quot;;[.D16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17];&quot;.&quot;;[.D17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C18];&quot;.&quot;;[.D18];&quot;@cityandguilds.com&quot;)" office:value-type="string" office:string-value="Mohammed.Ahmed@cityandguilds.com" calcext:value-type="string">
            <text:p>Mohammed.Ahmed@cityandguilds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rainee Teacher Portal</text:p>
          </table:table-cell>
          <table:table-cell office:value-type="string" calcext:value-type="string">
            <text:p>Inactive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C19];&quot;.&quot;;[.D19];&quot;@cityandguilds.com&quot;)" office:value-type="string" office:string-value="Katherin.Quigley@cityandguilds.com" calcext:value-type="string">
            <text:p>Katherin.Quigley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Invited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C20];&quot;.&quot;;[.D20];&quot;@cityandguilds.com&quot;)" office:value-type="string" office:string-value="Mark.Robbins@cityandguilds.com" calcext:value-type="string">
            <text:p>Mark.Robbins@cityandguilds.com</text:p>
          </table:table-cell>
          <table:table-cell office:value-type="string" calcext:value-type="string">
            <text:p>approver</text:p>
          </table:table-cell>
          <table:table-cell office:value-type="string" calcext:value-type="string">
            <text:p>7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C21];&quot;.&quot;;[.D21];&quot;@cityandguilds.com&quot;)" office:value-type="string" office:string-value="John.Moore@cityandguilds.com" calcext:value-type="string">
            <text:p>John.Moore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month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C22];&quot;.&quot;;[.D22];&quot;@cityandguilds.com&quot;)" office:value-type="string" office:string-value="Tracy.Johns@cityandguilds.com" calcext:value-type="string">
            <text:p>Tracy.John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1 day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C23];&quot;.&quot;;[.D23];&quot;@cityandguilds.com&quot;)" office:value-type="string" office:string-value="Rebecca.Bryant@cityandguilds.com" calcext:value-type="string">
            <text:p>Rebecca.Bryant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months ago</text:p>
          </table:table-cell>
          <table:table-cell office:value-type="string" calcext:value-type="string">
            <text:p>Inact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C24];&quot;.&quot;;[.D24];&quot;@cityandguilds.com&quot;)" office:value-type="string" office:string-value="Polly.Thomas@cityandguilds.com" calcext:value-type="string">
            <text:p>Polly.Thomas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5 day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City and Guilds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C25];&quot;.&quot;;[.D25];&quot;@cityandguilds.com&quot;)" office:value-type="string" office:string-value="Kathy.Thurling@cityandguilds.com" calcext:value-type="string">
            <text:p>Kathy.Thurling@cityandguilds.com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2 hours ag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anage T Levels</text:p>
          </table:table-cell>
          <table:table-cell office:value-type="string" calcext:value-type="string">
            <text:p>Active</text:p>
          </table:table-cell>
          <table:table-cell table:number-columns-repeated="4"/>
        </table:table-row>
      </table:table>
      <table:table table:name="SelectedProviders" table:style-name="ta1">
        <table:table-column table:style-name="co19" table:default-cell-style-name="ce29"/>
        <table:table-column table:style-name="co20" table:default-cell-style-name="ce29"/>
        <table:table-column table:style-name="co3" table:number-columns-repeated="2" table:default-cell-style-name="ce29"/>
        <table:table-column table:style-name="co3" table:default-cell-style-name="ce31"/>
        <table:table-column table:style-name="co3" table:number-columns-repeated="59" table:default-cell-style-name="ce29"/>
        <table:table-row table:style-name="ro1">
          <table:table-cell table:style-name="ce22" office:value-type="string" calcext:value-type="string">
            <text:p>Access Creative College (Access to Music Ltd.)</text:p>
          </table:table-cell>
          <table:table-cell table:style-name="ce22" office:value-type="string" calcext:value-type="string">
            <text:p>West Midlands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Barnsley College</text:p>
          </table:table-cell>
          <table:table-cell table:style-name="ce22" office:value-type="string" calcext:value-type="string">
            <text:p>Yorkshire and the Humber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Bishop Burton College</text:p>
          </table:table-cell>
          <table:table-cell table:style-name="ce22" office:value-type="string" calcext:value-type="string">
            <text:p>Yorkshire and the Humber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Blackpool and The Fylde College</text:p>
          </table:table-cell>
          <table:table-cell table:style-name="ce22" office:value-type="string" calcext:value-type="string">
            <text:p>North We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Bridgwater &amp; Taunton College</text:p>
          </table:table-cell>
          <table:table-cell table:style-name="ce22" office:value-type="string" calcext:value-type="string">
            <text:p>South We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Cardinal Newman College</text:p>
          </table:table-cell>
          <table:table-cell table:style-name="ce22" office:value-type="string" calcext:value-type="string">
            <text:p>North We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Chichester College Group</text:p>
          </table:table-cell>
          <table:table-cell table:style-name="ce22" office:value-type="string" calcext:value-type="string">
            <text:p>South Ea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Cirencester College</text:p>
          </table:table-cell>
          <table:table-cell table:style-name="ce22" office:value-type="string" calcext:value-type="string">
            <text:p>South We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City College Norwich</text:p>
          </table:table-cell>
          <table:table-cell table:style-name="ce22" office:value-type="string" calcext:value-type="string">
            <text:p>East of England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City of Stoke-on-Trent Sixth Form College</text:p>
          </table:table-cell>
          <table:table-cell table:style-name="ce22" office:value-type="string" calcext:value-type="string">
            <text:p>West Midlands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Cranford Community College</text:p>
          </table:table-cell>
          <table:table-cell table:style-name="ce22" office:value-type="string" calcext:value-type="string">
            <text:p>London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Derby College</text:p>
          </table:table-cell>
          <table:table-cell table:style-name="ce22" office:value-type="string" calcext:value-type="string">
            <text:p>East Midlands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Dudley College of Technology</text:p>
          </table:table-cell>
          <table:table-cell table:style-name="ce22" office:value-type="string" calcext:value-type="string">
            <text:p>West Midlands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East Sussex College Group</text:p>
          </table:table-cell>
          <table:table-cell table:style-name="ce22" office:value-type="string" calcext:value-type="string">
            <text:p>South Ea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Exeter College</text:p>
          </table:table-cell>
          <table:table-cell table:style-name="ce22" office:value-type="string" calcext:value-type="string">
            <text:p>South We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Fareham College</text:p>
          </table:table-cell>
          <table:table-cell table:style-name="ce22" office:value-type="string" calcext:value-type="string">
            <text:p>South Ea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Farnborough College of Technology</text:p>
          </table:table-cell>
          <table:table-cell table:style-name="ce22" office:value-type="string" calcext:value-type="string">
            <text:p>South Ea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Gateshead College</text:p>
          </table:table-cell>
          <table:table-cell table:style-name="ce22" office:value-type="string" calcext:value-type="string">
            <text:p>North Ea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Grimsby Institute of Further &amp; Higher Education</text:p>
          </table:table-cell>
          <table:table-cell table:style-name="ce22" office:value-type="string" calcext:value-type="string">
            <text:p>Yorkshire and the Humber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Havant and South Downs College</text:p>
          </table:table-cell>
          <table:table-cell table:style-name="ce22" office:value-type="string" calcext:value-type="string">
            <text:p>South Ea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HCUC (Harrow College and Uxbridge College)</text:p>
          </table:table-cell>
          <table:table-cell table:style-name="ce22" office:value-type="string" calcext:value-type="string">
            <text:p>London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La Retraite RC Girls School</text:p>
          </table:table-cell>
          <table:table-cell table:style-name="ce22" office:value-type="string" calcext:value-type="string">
            <text:p>London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Lordswood Girls’ School &amp; Sixth Form Centre</text:p>
          </table:table-cell>
          <table:table-cell table:style-name="ce22" office:value-type="string" calcext:value-type="string">
            <text:p>West Midlands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Nelson and Colne College</text:p>
          </table:table-cell>
          <table:table-cell table:style-name="ce22" office:value-type="string" calcext:value-type="string">
            <text:p>North We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New College Durham</text:p>
          </table:table-cell>
          <table:table-cell table:style-name="ce22" office:value-type="string" calcext:value-type="string">
            <text:p>North Ea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Oldham Sixth Form College</text:p>
          </table:table-cell>
          <table:table-cell table:style-name="ce22" office:value-type="string" calcext:value-type="string">
            <text:p>North We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Peter Symonds College</text:p>
          </table:table-cell>
          <table:table-cell table:style-name="ce22" office:value-type="string" calcext:value-type="string">
            <text:p>South Ea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Priestley College</text:p>
          </table:table-cell>
          <table:table-cell table:style-name="ce22" office:value-type="string" calcext:value-type="string">
            <text:p>North We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Runshaw College</text:p>
          </table:table-cell>
          <table:table-cell table:style-name="ce22" office:value-type="string" calcext:value-type="string">
            <text:p>North We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Shipley College of Further Education</text:p>
          </table:table-cell>
          <table:table-cell table:style-name="ce22" office:value-type="string" calcext:value-type="string">
            <text:p>Yorkshire and the Humber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Strode College</text:p>
          </table:table-cell>
          <table:table-cell table:style-name="ce22" office:value-type="string" calcext:value-type="string">
            <text:p>South We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Suffolk New College</text:p>
          </table:table-cell>
          <table:table-cell table:style-name="ce22" office:value-type="string" calcext:value-type="string">
            <text:p>East of England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The College of Richard Collyer</text:p>
          </table:table-cell>
          <table:table-cell table:style-name="ce22" office:value-type="string" calcext:value-type="string">
            <text:p>South Ea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Truro and Penwith College</text:p>
          </table:table-cell>
          <table:table-cell table:style-name="ce22" office:value-type="string" calcext:value-type="string">
            <text:p>South We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Ursuline High School</text:p>
          </table:table-cell>
          <table:table-cell table:style-name="ce22" office:value-type="string" calcext:value-type="string">
            <text:p>London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>
          <table:table-cell table:style-name="ce22" office:value-type="string" calcext:value-type="string">
            <text:p>Weston College</text:p>
          </table:table-cell>
          <table:table-cell table:style-name="ce22" office:value-type="string" calcext:value-type="string">
            <text:p>South West</text:p>
          </table:table-cell>
          <table:table-cell table:style-name="ce23" table:number-columns-repeated="2"/>
          <table:table-cell table:style-name="ce30"/>
          <table:table-cell table:number-columns-repeated="59"/>
        </table:table-row>
        <table:table-row table:style-name="ro1" table:number-rows-repeated="15">
          <table:table-cell table:style-name="ce23" table:number-columns-repeated="4"/>
          <table:table-cell table:style-name="ce30"/>
          <table:table-cell table:number-columns-repeated="59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1Providers" table:style-name="ta1">
        <table:table-column table:style-name="co21" table:default-cell-style-name="ce22"/>
        <table:table-column table:style-name="co22" table:default-cell-style-name="ce22"/>
        <table:table-column table:style-name="co3" table:number-columns-repeated="4" table:default-cell-style-name="ce22"/>
        <table:table-row table:style-name="ro1">
          <table:table-cell office:value-type="string" calcext:value-type="string">
            <text:p>Abingdon and Witney College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tivate Learning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rking &amp; Dagenham College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th College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dford College</text:p>
          </table:table-cell>
          <table:table-cell office:value-type="string" calcext:value-type="string">
            <text:p>East of England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xhill College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olton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ckinghamshire College Group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rnley College</text:p>
          </table:table-cell>
          <table:table-cell office:value-type="string" calcext:value-type="string">
            <text:p>North Wes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ry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lderdale College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mbridge Regional College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heshire College South and West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ity of Sunderland College</text:p>
          </table:table-cell>
          <table:table-cell office:value-type="string" calcext:value-type="string">
            <text:p>North Eas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N College Group</text:p>
          </table:table-cell>
          <table:table-cell office:value-type="string" calcext:value-type="string">
            <text:p>Yorkshire and The Humber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ast Norfolk Sixth Form College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KC Group</text:p>
          </table:table-cell>
          <table:table-cell office:value-type="string" calcext:value-type="string">
            <text:p>South Ea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urness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loucestershire College</text:p>
          </table:table-cell>
          <table:table-cell office:value-type="string" calcext:value-type="string">
            <text:p>South Wes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lesowen College</text:p>
          </table:table-cell>
          <table:table-cell office:value-type="string" calcext:value-type="string">
            <text:p>West Midlands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rlow College</text:p>
          </table:table-cell>
          <table:table-cell office:value-type="string" calcext:value-type="string">
            <text:p>East of England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eart of Worcestershire College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Herefordshire, Ludlow and North Shropshire College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pwood Hall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ugh Baird College</text:p>
          </table:table-cell>
          <table:table-cell office:value-type="string" calcext:value-type="string">
            <text:p>North Wes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endal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kes College - West Cumbria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eds City College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icester College</text:p>
          </table:table-cell>
          <table:table-cell office:value-type="string" calcext:value-type="string">
            <text:p>East Midland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ughborough College</text:p>
          </table:table-cell>
          <table:table-cell office:value-type="string" calcext:value-type="string">
            <text:p>East Midland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TE Group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ddlesbrough College</text:p>
          </table:table-cell>
          <table:table-cell office:value-type="string" calcext:value-type="string">
            <text:p>North Ea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dKent College</text:p>
          </table:table-cell>
          <table:table-cell office:value-type="string" calcext:value-type="string">
            <text:p>South East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lton Keynes College</text:p>
          </table:table-cell>
          <table:table-cell office:value-type="string" calcext:value-type="string">
            <text:p>South Ea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ulberry UTC</text:p>
          </table:table-cell>
          <table:table-cell office:value-type="string" calcext:value-type="string">
            <text:p>London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 City College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ew College Swindon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castle and Stafford Colleges Group (NSCG)</text:p>
          </table:table-cell>
          <table:table-cell office:value-type="string" calcext:value-type="string">
            <text:p>West Midland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ewham College of Further Educatio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wham Sixth Form Colleg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ottingham College</text:p>
          </table:table-cell>
          <table:table-cell office:value-type="string" calcext:value-type="string">
            <text:p>East Midla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ldham College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etroc</text:p>
          </table:table-cell>
          <table:table-cell office:value-type="string" calcext:value-type="string">
            <text:p>Sou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eston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igate College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ichmond Upon Thames College</text:p>
          </table:table-cell>
          <table:table-cell office:value-type="string" calcext:value-type="string">
            <text:p>London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ndwell College</text:p>
          </table:table-cell>
          <table:table-cell office:value-type="string" calcext:value-type="string">
            <text:p>West Midlands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C Group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lihull College &amp; University Centre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outh Devon College</text:p>
          </table:table-cell>
          <table:table-cell office:value-type="string" calcext:value-type="string">
            <text:p>Sou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uth Essex College</text:p>
          </table:table-cell>
          <table:table-cell office:value-type="string" calcext:value-type="string">
            <text:p>East of England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tanmore College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College of West Anglia</text:p>
          </table:table-cell>
          <table:table-cell office:value-type="string" calcext:value-type="string">
            <text:p>East of England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WKCIC Group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 Trafford College Group</text:p>
          </table:table-cell>
          <table:table-cell office:value-type="string" calcext:value-type="string">
            <text:p>North West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ited Colleges Group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akefield College</text:p>
          </table:table-cell>
          <table:table-cell office:value-type="string" calcext:value-type="string">
            <text:p>Yorkshire and The Humbe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arwickshire College Group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est Midlands UTC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est Suffolk College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gan &amp; Leigh College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 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lberforce College</text:p>
          </table:table-cell>
          <table:table-cell office:value-type="string" calcext:value-type="string">
            <text:p>Yorkshire and The Humber</text:p>
          </table:table-cell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yke Sixth Form College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eovil College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1:10:02.457416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10-14T12:39:35.604893743</dc:date>
    <meta:editing-duration>P7DT22H31M2S</meta:editing-duration>
    <meta:editing-cycles>64</meta:editing-cycles>
    <meta:generator>LibreOffice/6.3.1.2$MacOSX_X86_64 LibreOffice_project/b79626edf0065ac373bd1df5c28bd630b4424273</meta:generator>
    <dc:creator>Alan Salmoni</dc:creator>
    <meta:document-statistic meta:table-count="8" meta:cell-count="7076" meta:object-count="0"/>
    <meta:user-defined meta:name=""/>
  </office:meta>
</office:document-meta>
</file>